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ro16"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37" calcext:value-type="float">
            <text:p>637</text:p>
          </table:table-cell>
          <table:table-cell table:style-name="ce7" table:formula="of:=COUNTIF([.B7:.B999];&quot;X&quot;)" office:value-type="float" office:value="531" calcext:value-type="float">
            <text:p>531</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5" calcext:value-type="float">
            <text:p>75</text:p>
          </table:table-cell>
          <table:table-cell table:style-name="ce25" table:formula="of:=SUM([.B2:.F2])" office:value-type="float" office:value="678" calcext:value-type="float">
            <text:p>67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5">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317">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6" table:number-rows-repeated="364">
          <table:table-cell table:style-name="ce2"/>
          <table:table-cell table:style-name="ce7" table:number-columns-repeated="5"/>
          <table:table-cell table:style-name="ce2" table:number-columns-repeated="20"/>
          <table:table-cell table:number-columns-repeated="998"/>
        </table:table-row>
        <table:table-row table:style-name="ro16" table:number-rows-repeated="1047251">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9-10">00/00/0000</text:date>, <text:time style:data-style-name="N2" text:time-value="21:10:09.88019702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9-10T21:11:03.984720552</dc:date>
    <meta:editing-duration>PT17H38M3S</meta:editing-duration>
    <meta:editing-cycles>621</meta:editing-cycles>
    <meta:document-statistic meta:table-count="1" meta:cell-count="3826" meta:object-count="0"/>
  </office:meta>
</office:document-meta>
</file>